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Uдв, V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skin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core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U = 110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wall, mm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skin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U=220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wall, mm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skin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5" calcext:value-type="float">
            <text:p>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7:51:20.480810125</meta:creation-date>
    <dc:date>2024-02-02T18:43:19.567827744</dc:date>
    <meta:editing-duration>PT52M</meta:editing-duration>
    <meta:editing-cycles>4</meta:editing-cycles>
    <meta:generator>LibreOffice/7.6.4.1$Linux_X86_64 LibreOffice_project/60$Build-1</meta:generator>
    <meta:document-statistic meta:table-count="1" meta:cell-count="109" meta:object-count="0"/>
  </office:meta>
</office:document-meta>
</file>